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056in" table:align="left"/>
    </style:style>
    <style:style style:name="Table1.A" style:family="table-column">
      <style:table-column-properties style:column-width="1.884in"/>
    </style:style>
    <style:style style:name="Table1.B" style:family="table-column">
      <style:table-column-properties style:column-width="3.521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9ce99" officeooo:paragraph-rsid="0019ce99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T1" style:family="text">
      <style:text-properties officeooo:rsid="001ad52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Versioning Convention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Version Format</text:p>
            </table:table-cell>
            <table:table-cell table:style-name="Table1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0.1.0-experimental</text:span></text:p>
          </table:table-cell>
          <table:table-cell table:style-name="Table1.A1" office:value-type="string">
            <text:p text:style-name="Table_20_Contents">Early-stage experimental development</text:p>
          </table:table-cell>
        </table:table-row>
        <table:table-row>
          <table:table-cell table:style-name="Table1.A1" office:value-type="string">
            <text:p text:style-name="Table_20_Contents"><text:span text:style-name="Source_20_Text">0.2.0-alpha</text:span></text:p>
          </table:table-cell>
          <table:table-cell table:style-name="Table1.A1" office:value-type="string">
            <text:p text:style-name="Table_20_Contents">First alpha version (baseline system working)</text:p>
          </table:table-cell>
        </table:table-row>
        <table:table-row>
          <table:table-cell table:style-name="Table1.A1" office:value-type="string">
            <text:p text:style-name="Table_20_Contents"><text:span text:style-name="Source_20_Text">0.3.0-beta</text:span></text:p>
          </table:table-cell>
          <table:table-cell table:style-name="Table1.A1" office:value-type="string">
            <text:p text:style-name="Table_20_Contents">Beta release with partial automation</text:p>
          </table:table-cell>
        </table:table-row>
        <table:table-row>
          <table:table-cell table:style-name="Table1.A1" office:value-type="string">
            <text:p text:style-name="Table_20_Contents"><text:span text:style-name="Source_20_Text">1.0.0</text:span></text:p>
          </table:table-cell>
          <table:table-cell table:style-name="Table1.A1" office:value-type="string">
            <text:p text:style-name="Table_20_Contents">Full stable version of OP Recovery Experiment OS</text:p>
          </table:table-cell>
        </table:table-row>
      </table:table>
      <text:p text:style-name="Standard"/>
      <text:p text:style-name="Standard"/>
      <text:p text:style-name="Standard"># Confirm you are on main</text:p>
      <text:p text:style-name="Standard">git status</text:p>
      <text:p text:style-name="Standard"/>
      <text:p text:style-name="Standard"># Create annotated tag</text:p>
      <text:p text:style-name="Standard">git tag -a v0.1.0 -m "First experimental version of OP-Recovery-Experiment"</text:p>
      <text:p text:style-name="Standard"/>
      <text:p text:style-name="Standard"># Push tag to GitHub</text:p>
      <text:p text:style-name="Standard">git push origin v0.1.0</text:p>
      <text:p text:style-name="Standard"/>
      <text:p text:style-name="Text_20_body">Whenever you bump your <text:span text:style-name="Source_20_Text">VERSION</text:span> file manually (say from <text:span text:style-name="Source_20_Text">0.1.0-experimental</text:span> to <text:span text:style-name="Source_20_Text">0.2.0-alpha</text:span>), then:</text:p>
      <text:p text:style-name="Text_20_body">cd ~/OP_Recovery_Experiment/</text:p>
      <text:p text:style-name="Text_20_body">bash scripts/tag_version.sh</text:p>
      <text:p text:style-name="Text_20_body"><text:span text:style-name="T1">Y</text:span>our current commit gets tagged automatically using whatever the <text:span text:style-name="Source_20_Text">/VERSION</text:span> file says.</text:p>
      <text:p text:style-name="Text_20_body"><text:span text:style-name="T1">N</text:span>o typos. No missed versions. Clean, safe, professional.</text:p>
      <text:p text:style-name="Text_20_body"/>
      <text:list text:style-name="L1">
        <text:list-item>
          <text:p text:style-name="P2"><text:span text:style-name="Strong_20_Emphasis">This script assumes you have already committed and pushed</text:span> your latest changes (like updated specs, workflows, VERSION file).</text:p>
        </text:list-item>
      </text:list>
      <text:list text:style-name="L2">
        <text:list-item>
          <text:p text:style-name="P3">It will <text:span text:style-name="Strong_20_Emphasis">tag your latest commit</text:span> on <text:span text:style-name="Source_20_Text">main</text:span>.</text:p>
        </text:list-item>
      </text:list>
      <text:list text:style-name="L3">
        <text:list-item>
          <text:p text:style-name="P4">If you want more safety later, we could add simple prompts like:<text:line-break/>“Are you sure you want to tag this commit as v0.2.0? (y/n)”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Step | Action</text:p>
      <text:p text:style-name="Text_20_body">1 | Bump /VERSION manually when you update your experiment framework</text:p>
      <text:p text:style-name="Text_20_body">2 | Commit and push changes (git commit -m "Bump version to 0.2.0-alpha" &amp;&amp; git push)</text:p>
      <text:p text:style-name="Text_20_body">3 | Run ./scripts/tag_version.sh</text:p>
      <text:p text:style-name="Text_20_body">4 | GitHub automatically shows your release under the Releases tab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22:21:00.493764924</meta:creation-date>
    <dc:date>2025-04-27T22:32:53.076161658</dc:date>
    <meta:editing-duration>PT11M51S</meta:editing-duration>
    <meta:editing-cycles>4</meta:editing-cycles>
    <meta:generator>LibreOffice/25.2.3.1$Linux_X86_64 LibreOffice_project/520$Build-1</meta:generator>
    <meta:document-statistic meta:table-count="1" meta:image-count="0" meta:object-count="0" meta:page-count="2" meta:paragraph-count="30" meta:word-count="197" meta:character-count="1270" meta:non-whitespace-character-count="1106"/>
  </office:meta>
</office:document-meta>
</file>